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2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3.45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2" office:value-type="string" calcext:value-type="string">
            <text:p>Color normalization method</text:p>
          </table:table-cell>
          <table:table-cell table:style-name="ce2" office:value-type="string" calcext:value-type="string">
            <text:p>Segmentation method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F1 / dice</text:p>
          </table:table-cell>
          <table:table-cell table:style-name="ce2" office:value-type="string" calcext:value-type="string">
            <text:p>jaccard</text:p>
          </table:table-cell>
          <table:table-cell table:style-name="ce2" office:value-type="string" calcext:value-type="string">
            <text:p>sensitivity / recall</text:p>
          </table:table-cell>
          <table:table-cell table:style-name="ce2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9418509347098" calcext:value-type="float">
            <text:p>0,8794</text:p>
          </table:table-cell>
          <table:table-cell table:style-name="ce12" office:value-type="float" office:value="0.792721518334752" calcext:value-type="float">
            <text:p>0,7927</text:p>
          </table:table-cell>
          <table:table-cell table:style-name="ce12" office:value-type="float" office:value="0.820442780972317" calcext:value-type="float">
            <text:p>0,8204</text:p>
          </table:table-cell>
          <table:table-cell table:style-name="ce12" office:value-type="float" office:value="0.69947255478393" calcext:value-type="float">
            <text:p>0,6995</text:p>
          </table:table-cell>
          <table:table-cell table:style-name="ce12" office:value-type="float" office:value="0.860465485536257" calcext:value-type="float">
            <text:p>0,8605</text:p>
          </table:table-cell>
          <table:table-cell table:style-name="ce14" office:value-type="float" office:value="0.891222939900374" calcext:value-type="float">
            <text:p>0,891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47938610258556" calcext:value-type="float">
            <text:p>0,7479</text:p>
          </table:table-cell>
          <table:table-cell office:value-type="float" office:value="0.670956041805544" calcext:value-type="float">
            <text:p>0,6710</text:p>
          </table:table-cell>
          <table:table-cell office:value-type="float" office:value="0.628588995745136" calcext:value-type="float">
            <text:p>0,6286</text:p>
          </table:table-cell>
          <table:table-cell office:value-type="float" office:value="0.46795105237262" calcext:value-type="float">
            <text:p>0,4680</text:p>
          </table:table-cell>
          <table:table-cell office:value-type="float" office:value="0.658182148735014" calcext:value-type="float">
            <text:p>0,6582</text:p>
          </table:table-cell>
          <table:table-cell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358149937221" calcext:value-type="float">
            <text:p>0,7436</text:p>
          </table:table-cell>
          <table:table-cell office:value-type="float" office:value="0.752511127095983" calcext:value-type="float">
            <text:p>0,7525</text:p>
          </table:table-cell>
          <table:table-cell office:value-type="float" office:value="0.494903343594962" calcext:value-type="float">
            <text:p>0,4949</text:p>
          </table:table-cell>
          <table:table-cell office:value-type="float" office:value="0.331502550192239" calcext:value-type="float">
            <text:p>0,3315</text:p>
          </table:table-cell>
          <table:table-cell office:value-type="float" office:value="0.388029818299913" calcext:value-type="float">
            <text:p>0,3880</text:p>
          </table:table-cell>
          <table:table-cell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25311279296875" calcext:value-type="float">
            <text:p>0,7253</text:p>
          </table:table-cell>
          <table:table-cell office:value-type="float" office:value="0.726999177030844" calcext:value-type="float">
            <text:p>0,7270</text:p>
          </table:table-cell>
          <table:table-cell office:value-type="float" office:value="0.467660051452549" calcext:value-type="float">
            <text:p>0,4677</text:p>
          </table:table-cell>
          <table:table-cell office:value-type="float" office:value="0.311727241554971" calcext:value-type="float">
            <text:p>0,3117</text:p>
          </table:table-cell>
          <table:table-cell office:value-type="float" office:value="0.371886050826368" calcext:value-type="float">
            <text:p>0,3719</text:p>
          </table:table-cell>
          <table:table-cell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-original_rg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1765427362351" calcext:value-type="float">
            <text:p>0,7218</text:p>
          </table:table-cell>
          <table:table-cell office:value-type="float" office:value="0.731493512691177" calcext:value-type="float">
            <text:p>0,7315</text:p>
          </table:table-cell>
          <table:table-cell office:value-type="float" office:value="0.404889245565175" calcext:value-type="float">
            <text:p>0,4049</text:p>
          </table:table-cell>
          <table:table-cell office:value-type="float" office:value="0.257238436299184" calcext:value-type="float">
            <text:p>0,2572</text:p>
          </table:table-cell>
          <table:table-cell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589808146158854" calcext:value-type="float">
            <text:p>0,5898</text:p>
          </table:table-cell>
          <table:table-cell office:value-type="float" office:value="0.491676630600035" calcext:value-type="float">
            <text:p>0,4917</text:p>
          </table:table-cell>
          <table:table-cell office:value-type="float" office:value="0.472422306943458" calcext:value-type="float">
            <text:p>0,4724</text:p>
          </table:table-cell>
          <table:table-cell office:value-type="float" office:value="0.317834717782379" calcext:value-type="float">
            <text:p>0,3178</text:p>
          </table:table-cell>
          <table:table-cell office:value-type="float" office:value="0.551576106689949" calcext:value-type="float">
            <text:p>0,5516</text:p>
          </table:table-cell>
          <table:table-cell office:value-type="float" office:value="0.625241697894557" calcext:value-type="float">
            <text:p>0,6252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683761959984189" calcext:value-type="float">
            <text:p>0,6838</text:p>
          </table:table-cell>
          <table:table-cell office:value-type="float" office:value="0.56562298027517" calcext:value-type="float">
            <text:p>0,5656</text:p>
          </table:table-cell>
          <table:table-cell office:value-type="float" office:value="0.377900972376397" calcext:value-type="float">
            <text:p>0,3779</text:p>
          </table:table-cell>
          <table:table-cell office:value-type="float" office:value="0.238059299529182" calcext:value-type="float">
            <text:p>0,2381</text:p>
          </table:table-cell>
          <table:table-cell office:value-type="float" office:value="0.294903199533175" calcext:value-type="float">
            <text:p>0,2949</text:p>
          </table:table-cell>
          <table:table-cell office:value-type="float" office:value="0.886489741049544" calcext:value-type="float">
            <text:p>0,8865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23186383928571" calcext:value-type="float">
            <text:p>0,6232</text:p>
          </table:table-cell>
          <table:table-cell office:value-type="float" office:value="0.502915644908824" calcext:value-type="float">
            <text:p>0,5029</text:p>
          </table:table-cell>
          <table:table-cell office:value-type="float" office:value="0.346494751595242" calcext:value-type="float">
            <text:p>0,3465</text:p>
          </table:table-cell>
          <table:table-cell office:value-type="float" office:value="0.214174792710189" calcext:value-type="float">
            <text:p>0,2142</text:p>
          </table:table-cell>
          <table:table-cell office:value-type="float" office:value="0.314042018976075" calcext:value-type="float">
            <text:p>0,3140</text:p>
          </table:table-cell>
          <table:table-cell office:value-type="float" office:value="0.794682228745922" calcext:value-type="float">
            <text:p>0,7947</text:p>
          </table:table-cell>
        </table:table-row>
        <table:table-row table:style-name="ro1">
          <table:table-cell office:value-type="string" calcext:value-type="string">
            <text:p>3-macenko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74120948428199" calcext:value-type="float">
            <text:p>0,6741</text:p>
          </table:table-cell>
          <table:table-cell office:value-type="float" office:value="0.557329207081507" calcext:value-type="float">
            <text:p>0,5573</text:p>
          </table:table-cell>
          <table:table-cell office:value-type="float" office:value="0.300603754351874" calcext:value-type="float">
            <text:p>0,3006</text:p>
          </table:table-cell>
          <table:table-cell office:value-type="float" office:value="0.180164792470703" calcext:value-type="float">
            <text:p>0,1802</text:p>
          </table:table-cell>
          <table:table-cell office:value-type="float" office:value="0.213582228919501" calcext:value-type="float">
            <text:p>0,2136</text:p>
          </table:table-cell>
          <table:table-cell office:value-type="float" office:value="0.914360961451366" calcext:value-type="float">
            <text:p>0,9144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54388282412574" calcext:value-type="float">
            <text:p>0,8544</text:p>
          </table:table-cell>
          <table:table-cell table:style-name="ce14" office:value-type="float" office:value="0.760933770487714" calcext:value-type="float">
            <text:p>0,7609</text:p>
          </table:table-cell>
          <table:table-cell table:style-name="ce12" office:value-type="float" office:value="0.7887653025758" calcext:value-type="float">
            <text:p>0,7888</text:p>
          </table:table-cell>
          <table:table-cell table:style-name="ce12" office:value-type="float" office:value="0.657537153513389" calcext:value-type="float">
            <text:p>0,6575</text:p>
          </table:table-cell>
          <table:table-cell table:style-name="ce12" office:value-type="float" office:value="0.846009765457738" calcext:value-type="float">
            <text:p>0,8460</text:p>
          </table:table-cell>
          <table:table-cell table:style-name="ce14" office:value-type="float" office:value="0.868971370782242" calcext:value-type="float">
            <text:p>0,8690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8523690359933" calcext:value-type="float">
            <text:p>0,7852</text:p>
          </table:table-cell>
          <table:table-cell office:value-type="float" office:value="0.788772052925563" calcext:value-type="float">
            <text:p>0,7888</text:p>
          </table:table-cell>
          <table:table-cell office:value-type="float" office:value="0.617144342017226" calcext:value-type="float">
            <text:p>0,6171</text:p>
          </table:table-cell>
          <table:table-cell office:value-type="float" office:value="0.45047141483579" calcext:value-type="float">
            <text:p>0,4505</text:p>
          </table:table-cell>
          <table:table-cell office:value-type="float" office:value="0.546569618417819" calcext:value-type="float">
            <text:p>0,5466</text:p>
          </table:table-cell>
          <table:table-cell office:value-type="float" office:value="0.923162180849653" calcext:value-type="float">
            <text:p>0,9232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8568536667597" calcext:value-type="float">
            <text:p>0,7586</text:p>
          </table:table-cell>
          <table:table-cell office:value-type="float" office:value="0.809672317645616" calcext:value-type="float">
            <text:p>0,8097</text:p>
          </table:table-cell>
          <table:table-cell office:value-type="float" office:value="0.522008357818102" calcext:value-type="float">
            <text:p>0,5220</text:p>
          </table:table-cell>
          <table:table-cell office:value-type="float" office:value="0.355938242027424" calcext:value-type="float">
            <text:p>0,3559</text:p>
          </table:table-cell>
          <table:table-cell office:value-type="float" office:value="0.403811497551439" calcext:value-type="float">
            <text:p>0,4038</text:p>
          </table:table-cell>
          <table:table-cell office:value-type="float" office:value="0.95289966187375" calcext:value-type="float">
            <text:p>0,9529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38170805431548" calcext:value-type="float">
            <text:p>0,7382</text:p>
          </table:table-cell>
          <table:table-cell table:style-name="ce15" office:value-type="float" office:value="0.824191485836942" calcext:value-type="float">
            <text:p>0,8242</text:p>
          </table:table-cell>
          <table:table-cell office:value-type="float" office:value="0.446089460339422" calcext:value-type="float">
            <text:p>0,4461</text:p>
          </table:table-cell>
          <table:table-cell office:value-type="float" office:value="0.292000520342819" calcext:value-type="float">
            <text:p>0,2920</text:p>
          </table:table-cell>
          <table:table-cell office:value-type="float" office:value="0.323711255970542" calcext:value-type="float">
            <text:p>0,3237</text:p>
          </table:table-cell>
          <table:table-cell office:value-type="float" office:value="0.960810299139947" calcext:value-type="float">
            <text:p>0,9608</text:p>
          </table:table-cell>
        </table:table-row>
        <table:table-row table:style-name="ro1">
          <table:table-cell office:value-type="string" calcext:value-type="string">
            <text:p>4-tosta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854038783482" calcext:value-type="float">
            <text:p>0,7299</text:p>
          </table:table-cell>
          <table:table-cell table:style-name="ce15" office:value-type="float" office:value="0.823739861376732" calcext:value-type="float">
            <text:p>0,8237</text:p>
          </table:table-cell>
          <table:table-cell office:value-type="float" office:value="0.390989298831627" calcext:value-type="float">
            <text:p>0,3910</text:p>
          </table:table-cell>
          <table:table-cell office:value-type="float" office:value="0.246697250858229" calcext:value-type="float">
            <text:p>0,2467</text:p>
          </table:table-cell>
          <table:table-cell office:value-type="float" office:value="0.266059546471369" calcext:value-type="float">
            <text:p>0,2661</text:p>
          </table:table-cell>
          <table:table-cell table:style-name="ce15" office:value-type="float" office:value="0.973179315525906" calcext:value-type="float">
            <text:p>0,973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716445196243" calcext:value-type="float">
            <text:p>0,8737</text:p>
          </table:table-cell>
          <table:table-cell table:style-name="ce12" office:value-type="float" office:value="0.788125636087198" calcext:value-type="float">
            <text:p>0,7881</text:p>
          </table:table-cell>
          <table:table-cell table:style-name="ce12" office:value-type="float" office:value="0.812750403899215" calcext:value-type="float">
            <text:p>0,8128</text:p>
          </table:table-cell>
          <table:table-cell table:style-name="ce12" office:value-type="float" office:value="0.688304183400073" calcext:value-type="float">
            <text:p>0,6883</text:p>
          </table:table-cell>
          <table:table-cell table:style-name="ce12" office:value-type="float" office:value="0.853051045636378" calcext:value-type="float">
            <text:p>0,8531</text:p>
          </table:table-cell>
          <table:table-cell table:style-name="ce14" office:value-type="float" office:value="0.887201267500124" calcext:value-type="float">
            <text:p>0,8872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9133533296131" calcext:value-type="float">
            <text:p>0,7913</text:p>
          </table:table-cell>
          <table:table-cell office:value-type="float" office:value="0.737693676255027" calcext:value-type="float">
            <text:p>0,7377</text:p>
          </table:table-cell>
          <table:table-cell office:value-type="float" office:value="0.651900835477623" calcext:value-type="float">
            <text:p>0,6519</text:p>
          </table:table-cell>
          <table:table-cell office:value-type="float" office:value="0.490385684661047" calcext:value-type="float">
            <text:p>0,4904</text:p>
          </table:table-cell>
          <table:table-cell office:value-type="float" office:value="0.619970368869657" calcext:value-type="float">
            <text:p>0,6200</text:p>
          </table:table-cell>
          <table:table-cell office:value-type="float" office:value="0.892081435007655" calcext:value-type="float">
            <text:p>0,8921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54341852097284" calcext:value-type="float">
            <text:p>0,7543</text:p>
          </table:table-cell>
          <table:table-cell office:value-type="float" office:value="0.76065258127582" calcext:value-type="float">
            <text:p>0,7607</text:p>
          </table:table-cell>
          <table:table-cell office:value-type="float" office:value="0.522541999920147" calcext:value-type="float">
            <text:p>0,5225</text:p>
          </table:table-cell>
          <table:table-cell office:value-type="float" office:value="0.356468724721252" calcext:value-type="float">
            <text:p>0,3565</text:p>
          </table:table-cell>
          <table:table-cell office:value-type="float" office:value="0.412272059101337" calcext:value-type="float">
            <text:p>0,4123</text:p>
          </table:table-cell>
          <table:table-cell office:value-type="float" office:value="0.937834452011756" calcext:value-type="float">
            <text:p>0,9378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4689578101749" calcext:value-type="float">
            <text:p>0,7447</text:p>
          </table:table-cell>
          <table:table-cell office:value-type="float" office:value="0.778228168846681" calcext:value-type="float">
            <text:p>0,7782</text:p>
          </table:table-cell>
          <table:table-cell office:value-type="float" office:value="0.483066787822282" calcext:value-type="float">
            <text:p>0,4831</text:p>
          </table:table-cell>
          <table:table-cell office:value-type="float" office:value="0.324982481088415" calcext:value-type="float">
            <text:p>0,3250</text:p>
          </table:table-cell>
          <table:table-cell office:value-type="float" office:value="0.367619757408954" calcext:value-type="float">
            <text:p>0,3676</text:p>
          </table:table-cell>
          <table:table-cell office:value-type="float" office:value="0.945923240422694" calcext:value-type="float">
            <text:p>0,9459</text:p>
          </table:table-cell>
        </table:table-row>
        <table:table-row table:style-name="ro1">
          <table:table-cell office:value-type="string" calcext:value-type="string">
            <text:p>5-reinhard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8514898390997" calcext:value-type="float">
            <text:p>0,7285</text:p>
          </table:table-cell>
          <table:table-cell office:value-type="float" office:value="0.775812140732101" calcext:value-type="float">
            <text:p>0,7758</text:p>
          </table:table-cell>
          <table:table-cell office:value-type="float" office:value="0.406087069783454" calcext:value-type="float">
            <text:p>0,4061</text:p>
          </table:table-cell>
          <table:table-cell office:value-type="float" office:value="0.258461009529638" calcext:value-type="float">
            <text:p>0,2585</text:p>
          </table:table-cell>
          <table:table-cell office:value-type="float" office:value="0.28350230435628" calcext:value-type="float">
            <text:p>0,2835</text:p>
          </table:table-cell>
          <table:table-cell table:style-name="ce15" office:value-type="float" office:value="0.96263958264796" calcext:value-type="float">
            <text:p>0,9626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1193658737909" calcext:value-type="float">
            <text:p>0,8712</text:p>
          </table:table-cell>
          <table:table-cell table:style-name="ce14" office:value-type="float" office:value="0.799292557689329" calcext:value-type="float">
            <text:p>0,7993</text:p>
          </table:table-cell>
          <table:table-cell table:style-name="ce12" office:value-type="float" office:value="0.805273605297142" calcext:value-type="float">
            <text:p>0,8053</text:p>
          </table:table-cell>
          <table:table-cell table:style-name="ce12" office:value-type="float" office:value="0.677866805607561" calcext:value-type="float">
            <text:p>0,6779</text:p>
          </table:table-cell>
          <table:table-cell table:style-name="ce12" office:value-type="float" office:value="0.827206169814405" calcext:value-type="float">
            <text:p>0,8272</text:p>
          </table:table-cell>
          <table:table-cell table:style-name="ce14" office:value-type="float" office:value="0.900201908941312" calcext:value-type="float">
            <text:p>0,900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77837844122024" calcext:value-type="float">
            <text:p>0,7778</text:p>
          </table:table-cell>
          <table:table-cell office:value-type="float" office:value="0.819218790128734" calcext:value-type="float">
            <text:p>0,8192</text:p>
          </table:table-cell>
          <table:table-cell office:value-type="float" office:value="0.579914097914437" calcext:value-type="float">
            <text:p>0,5799</text:p>
          </table:table-cell>
          <table:table-cell office:value-type="float" office:value="0.418842976723023" calcext:value-type="float">
            <text:p>0,4188</text:p>
          </table:table-cell>
          <table:table-cell office:value-type="float" office:value="0.480715600137991" calcext:value-type="float">
            <text:p>0,4807</text:p>
          </table:table-cell>
          <table:table-cell office:value-type="float" office:value="0.947175057035304" calcext:value-type="float">
            <text:p>0,9472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46758597237723" calcext:value-type="float">
            <text:p>0,7468</text:p>
          </table:table-cell>
          <table:table-cell office:value-type="float" office:value="0.799586134723774" calcext:value-type="float">
            <text:p>0,7996</text:p>
          </table:table-cell>
          <table:table-cell office:value-type="float" office:value="0.484398780228462" calcext:value-type="float">
            <text:p>0,4844</text:p>
          </table:table-cell>
          <table:table-cell office:value-type="float" office:value="0.322539903962536" calcext:value-type="float">
            <text:p>0,3225</text:p>
          </table:table-cell>
          <table:table-cell office:value-type="float" office:value="0.360201108126867" calcext:value-type="float">
            <text:p>0,3602</text:p>
          </table:table-cell>
          <table:table-cell office:value-type="float" office:value="0.954771039138473" calcext:value-type="float">
            <text:p>0,9548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41572425478981" calcext:value-type="float">
            <text:p>0,7416</text:p>
          </table:table-cell>
          <table:table-cell table:style-name="ce15" office:value-type="float" office:value="0.854798637309187" calcext:value-type="float">
            <text:p>0,8548</text:p>
          </table:table-cell>
          <table:table-cell office:value-type="float" office:value="0.435851724932719" calcext:value-type="float">
            <text:p>0,4359</text:p>
          </table:table-cell>
          <table:table-cell office:value-type="float" office:value="0.285767408533842" calcext:value-type="float">
            <text:p>0,2858</text:p>
          </table:table-cell>
          <table:table-cell office:value-type="float" office:value="0.305892610441401" calcext:value-type="float">
            <text:p>0,3059</text:p>
          </table:table-cell>
          <table:table-cell table:style-name="ce15" office:value-type="float" office:value="0.975503113207223" calcext:value-type="float">
            <text:p>0,9755</text:p>
          </table:table-cell>
        </table:table-row>
        <table:table-row table:style-name="ro1">
          <table:table-cell office:value-type="string" calcext:value-type="string">
            <text:p>6-vahadane_et_al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907475062779" calcext:value-type="float">
            <text:p>0,7291</text:p>
          </table:table-cell>
          <table:table-cell office:value-type="float" office:value="0.818726520937698" calcext:value-type="float">
            <text:p>0,8187</text:p>
          </table:table-cell>
          <table:table-cell office:value-type="float" office:value="0.40139902382812" calcext:value-type="float">
            <text:p>0,4014</text:p>
          </table:table-cell>
          <table:table-cell office:value-type="float" office:value="0.260325903961581" calcext:value-type="float">
            <text:p>0,2603</text:p>
          </table:table-cell>
          <table:table-cell office:value-type="float" office:value="0.288196088988515" calcext:value-type="float">
            <text:p>0,2882</text:p>
          </table:table-cell>
          <table:table-cell office:value-type="float" office:value="0.966805048452707" calcext:value-type="float">
            <text:p>0,966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1252833775111" calcext:value-type="float">
            <text:p>0,8813</text:p>
          </table:table-cell>
          <table:table-cell table:style-name="ce12" office:value-type="float" office:value="0.807264107723236" calcext:value-type="float">
            <text:p>0,8073</text:p>
          </table:table-cell>
          <table:table-cell table:style-name="ce12" office:value-type="float" office:value="0.819413095073402" calcext:value-type="float">
            <text:p>0,8194</text:p>
          </table:table-cell>
          <table:table-cell table:style-name="ce12" office:value-type="float" office:value="0.698210519238628" calcext:value-type="float">
            <text:p>0,6982</text:p>
          </table:table-cell>
          <table:table-cell table:style-name="ce12" office:value-type="float" office:value="0.843987601286355" calcext:value-type="float">
            <text:p>0,8440</text:p>
          </table:table-cell>
          <table:table-cell table:style-name="ce14" office:value-type="float" office:value="0.903906948420877" calcext:value-type="float">
            <text:p>0,9039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690220424107143" calcext:value-type="float">
            <text:p>0,6902</text:p>
          </table:table-cell>
          <table:table-cell office:value-type="float" office:value="0.458953812448718" calcext:value-type="float">
            <text:p>0,4590</text:p>
          </table:table-cell>
          <table:table-cell office:value-type="float" office:value="0.400177163468465" calcext:value-type="float">
            <text:p>0,4002</text:p>
          </table:table-cell>
          <table:table-cell office:value-type="float" office:value="0.298019956779697" calcext:value-type="float">
            <text:p>0,2980</text:p>
          </table:table-cell>
          <table:table-cell office:value-type="float" office:value="0.444382026418191" calcext:value-type="float">
            <text:p>0,4444</text:p>
          </table:table-cell>
          <table:table-cell office:value-type="float" office:value="0.846545698069355" calcext:value-type="float">
            <text:p>0,8465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9886736188616" calcext:value-type="float">
            <text:p>0,7299</text:p>
          </table:table-cell>
          <table:table-cell office:value-type="float" office:value="0.668206689500707" calcext:value-type="float">
            <text:p>0,6682</text:p>
          </table:table-cell>
          <table:table-cell office:value-type="float" office:value="0.435440402195583" calcext:value-type="float">
            <text:p>0,4354</text:p>
          </table:table-cell>
          <table:table-cell office:value-type="float" office:value="0.292434454437619" calcext:value-type="float">
            <text:p>0,2924</text:p>
          </table:table-cell>
          <table:table-cell office:value-type="float" office:value="0.348988081384242" calcext:value-type="float">
            <text:p>0,3490</text:p>
          </table:table-cell>
          <table:table-cell office:value-type="float" office:value="0.932346834699698" calcext:value-type="float">
            <text:p>0,9323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66664050874256" calcext:value-type="float">
            <text:p>0,6666</text:p>
          </table:table-cell>
          <table:table-cell office:value-type="float" office:value="0.407113632811855" calcext:value-type="float">
            <text:p>0,4071</text:p>
          </table:table-cell>
          <table:table-cell office:value-type="float" office:value="0.087783204196023" calcext:value-type="float">
            <text:p>0,0878</text:p>
          </table:table-cell>
          <table:table-cell office:value-type="float" office:value="0.056295105195805" calcext:value-type="float">
            <text:p>0,0563</text:p>
          </table:table-cell>
          <table:table-cell office:value-type="float" office:value="0.060210358320011" calcext:value-type="float">
            <text:p>0,0602</text:p>
          </table:table-cell>
          <table:table-cell table:style-name="ce15" office:value-type="float" office:value="0.985839577839106" calcext:value-type="float">
            <text:p>0,9858</text:p>
          </table:table-cell>
        </table:table-row>
        <table:table-row table:style-name="ro1">
          <table:table-cell office:value-type="string" calcext:value-type="string">
            <text:p>7-original_hsv</text:p>
          </table:table-cell>
          <table:table-cell office:value-type="string" calcext:value-type="string">
            <text:p>5 - Wienert et al. (2012)</text:p>
          </table:table-cell>
          <table:table-cell office:value-type="float" office:value="0.640084039597284" calcext:value-type="float">
            <text:p>0,6401</text:p>
          </table:table-cell>
          <table:table-cell office:value-type="float" office:value="0.363456030774214" calcext:value-type="float">
            <text:p>0,3635</text:p>
          </table:table-cell>
          <table:table-cell office:value-type="float" office:value="0.07490405335905" calcext:value-type="float">
            <text:p>0,0749</text:p>
          </table:table-cell>
          <table:table-cell office:value-type="float" office:value="0.039663901778932" calcext:value-type="float">
            <text:p>0,0397</text:p>
          </table:table-cell>
          <table:table-cell office:value-type="float" office:value="0.044460873255099" calcext:value-type="float">
            <text:p>0,0445</text:p>
          </table:table-cell>
          <table:table-cell office:value-type="float" office:value="0.950370492881119" calcext:value-type="float">
            <text:p>0,9504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8216073172433" calcext:value-type="float">
            <text:p>0,8822</text:p>
          </table:table-cell>
          <table:table-cell table:style-name="ce14" office:value-type="float" office:value="0.85269736072741" calcext:value-type="float">
            <text:p>0,8527</text:p>
          </table:table-cell>
          <table:table-cell table:style-name="ce12" office:value-type="float" office:value="0.813810330266348" calcext:value-type="float">
            <text:p>0,8138</text:p>
          </table:table-cell>
          <table:table-cell table:style-name="ce12" office:value-type="float" office:value="0.689206375443671" calcext:value-type="float">
            <text:p>0,6892</text:p>
          </table:table-cell>
          <table:table-cell table:style-name="ce12" office:value-type="float" office:value="0.787978146542388" calcext:value-type="float">
            <text:p>0,7880</text:p>
          </table:table-cell>
          <table:table-cell table:style-name="ce14" office:value-type="float" office:value="0.937338406712467" calcext:value-type="float">
            <text:p>0,9373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2 - de Oliveira et al. (2013)</text:p>
          </table:table-cell>
          <table:table-cell office:value-type="float" office:value="0.704218909853981" calcext:value-type="float">
            <text:p>0,7042</text:p>
          </table:table-cell>
          <table:table-cell office:value-type="float" office:value="0.603652621341915" calcext:value-type="float">
            <text:p>0,6037</text:p>
          </table:table-cell>
          <table:table-cell office:value-type="float" office:value="0.591804001029126" calcext:value-type="float">
            <text:p>0,5918</text:p>
          </table:table-cell>
          <table:table-cell office:value-type="float" office:value="0.430884599631632" calcext:value-type="float">
            <text:p>0,4309</text:p>
          </table:table-cell>
          <table:table-cell office:value-type="float" office:value="0.661382521055994" calcext:value-type="float">
            <text:p>0,6614</text:p>
          </table:table-cell>
          <table:table-cell office:value-type="float" office:value="0.749674489073646" calcext:value-type="float">
            <text:p>0,7497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3 - Phoulady et al. (2016)</text:p>
          </table:table-cell>
          <table:table-cell office:value-type="float" office:value="0.725350516183036" calcext:value-type="float">
            <text:p>0,7254</text:p>
          </table:table-cell>
          <table:table-cell office:value-type="float" office:value="0.684490437864707" calcext:value-type="float">
            <text:p>0,6845</text:p>
          </table:table-cell>
          <table:table-cell office:value-type="float" office:value="0.467323544821045" calcext:value-type="float">
            <text:p>0,4673</text:p>
          </table:table-cell>
          <table:table-cell office:value-type="float" office:value="0.307831180743252" calcext:value-type="float">
            <text:p>0,3078</text:p>
          </table:table-cell>
          <table:table-cell office:value-type="float" office:value="0.37291948923168" calcext:value-type="float">
            <text:p>0,3729</text:p>
          </table:table-cell>
          <table:table-cell office:value-type="float" office:value="0.914999799773993" calcext:value-type="float">
            <text:p>0,9150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4 - Vahadane and Sethi (2013)</text:p>
          </table:table-cell>
          <table:table-cell office:value-type="float" office:value="0.707946050734747" calcext:value-type="float">
            <text:p>0,7079</text:p>
          </table:table-cell>
          <table:table-cell office:value-type="float" office:value="0.68117701765463" calcext:value-type="float">
            <text:p>0,6812</text:p>
          </table:table-cell>
          <table:table-cell office:value-type="float" office:value="0.435379333693489" calcext:value-type="float">
            <text:p>0,4354</text:p>
          </table:table-cell>
          <table:table-cell office:value-type="float" office:value="0.284777948163566" calcext:value-type="float">
            <text:p>0,2848</text:p>
          </table:table-cell>
          <table:table-cell office:value-type="float" office:value="0.35184038497653" calcext:value-type="float">
            <text:p>0,3518</text:p>
          </table:table-cell>
          <table:table-cell office:value-type="float" office:value="0.903551612889956" calcext:value-type="float">
            <text:p>0,9036</text:p>
          </table:table-cell>
        </table:table-row>
        <table:table-row table:style-name="ro1">
          <table:table-cell office:value-type="string" calcext:value-type="string">
            <text:p>8-original_lab</text:p>
          </table:table-cell>
          <table:table-cell office:value-type="string" calcext:value-type="string">
            <text:p>5 - Wienert et al. (2012)</text:p>
          </table:table-cell>
          <table:table-cell office:value-type="float" office:value="0.727568853469122" calcext:value-type="float">
            <text:p>0,7276</text:p>
          </table:table-cell>
          <table:table-cell table:style-name="ce15" office:value-type="float" office:value="0.869677629950627" calcext:value-type="float">
            <text:p>0,8697</text:p>
          </table:table-cell>
          <table:table-cell office:value-type="float" office:value="0.352145623652816" calcext:value-type="float">
            <text:p>0,3521</text:p>
          </table:table-cell>
          <table:table-cell office:value-type="float" office:value="0.218667639963956" calcext:value-type="float">
            <text:p>0,2187</text:p>
          </table:table-cell>
          <table:table-cell office:value-type="float" office:value="0.227102507806167" calcext:value-type="float">
            <text:p>0,2271</text:p>
          </table:table-cell>
          <table:table-cell table:style-name="ce15" office:value-type="float" office:value="0.983138098488328" calcext:value-type="float">
            <text:p>0,9831</text:p>
          </table:table-cell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(tp + tn) / (tp + tn + fp + fn)</text:p>
          </table:table-cell>
          <table:table-cell table:style-name="ce19" office:value-type="string" calcext:value-type="string">
            <text:p>tp / (tp + fp)</text:p>
          </table:table-cell>
          <table:table-cell table:style-name="ce19" office:value-type="string" calcext:value-type="string">
            <text:p>(2*tp)/(2*tp + fp + fn)</text:p>
          </table:table-cell>
          <table:table-cell table:style-name="ce19" office:value-type="string" calcext:value-type="string">
            <text:p>tp / (tp + fp + fn)</text:p>
          </table:table-cell>
          <table:table-cell table:style-name="ce19" office:value-type="string" calcext:value-type="string">
            <text:p>tp/(tp + fn)</text:p>
          </table:table-cell>
          <table:table-cell table:style-name="ce19" office:value-type="string" calcext:value-type="string">
            <text:p>tn/(tn + fp)</text:p>
          </table:table-cell>
        </table:table-row>
      </table:table>
      <table:named-expressions/>
      <table:database-ranges>
        <table:database-range table:name="__Anonymous_Sheet_DB__0" table:target-range-address="consolidado.A1:consolidado.H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0:29:19.485538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21:28:25.558634191</dc:date>
    <meta:editing-duration>PT16H39M9S</meta:editing-duration>
    <meta:editing-cycles>62</meta:editing-cycles>
    <meta:generator>LibreOffice/6.4.2.2$Linux_X86_64 LibreOffice_project/40$Build-2</meta:generator>
    <meta:document-statistic meta:table-count="1" meta:cell-count="294" meta:object-count="0"/>
  </office:meta>
</office:document-meta>
</file>